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1.4402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Order</text:p>
            <text:p>Dictated</text:p>
          </table:table-cell>
          <table:table-cell table:style-name="ce1" office:value-type="string" calcext:value-type="string">
            <text:p>RefDes</text:p>
          </table:table-cell>
          <table:table-cell office:value-type="string" calcext:value-type="string">
            <text:p>Left or Right</text:p>
          </table:table-cell>
          <table:table-cell office:value-type="string" calcext:value-type="string">
            <text:p>Up or Dow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X delta</text:p>
          </table:table-cell>
          <table:table-cell office:value-type="string" calcext:value-type="string">
            <text:p>Y delt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1</text:p>
          </table:table-cell>
          <table:table-cell/>
          <table:table-cell office:value-type="string" calcext:value-type="string">
            <text:p>Down 1/8 width</text:p>
          </table:table-cell>
          <table:table-cell/>
          <table:table-cell table:formula="of:=[.B2]" office:value-type="string" office:string-value="TH1" calcext:value-type="string">
            <text:p>TH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3]" office:value-type="string" office:string-value="Q08" calcext:value-type="string">
            <text:p>Q08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4]" office:value-type="string" office:string-value="Q10" calcext:value-type="string">
            <text:p>Q10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5]" office:value-type="string" office:string-value="Q12" calcext:value-type="string">
            <text:p>Q12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6]" office:value-type="string" office:string-value="Q14" calcext:value-type="string">
            <text:p>Q14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7]" office:value-type="string" office:string-value="Q16" calcext:value-type="string">
            <text:p>Q16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8]" office:value-type="string" office:string-value="Q18" calcext:value-type="string">
            <text:p>Q18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9]" office:value-type="string" office:string-value="Q09" calcext:value-type="string">
            <text:p>Q09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0]" office:value-type="string" office:string-value="Q11" calcext:value-type="string">
            <text:p>Q11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]" office:value-type="string" office:string-value="Q13" calcext:value-type="string">
            <text:p>Q13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2]" office:value-type="string" office:string-value="Q15" calcext:value-type="string">
            <text:p>Q15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3]" office:value-type="string" office:string-value="Q17" calcext:value-type="string">
            <text:p>Q17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096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14]" office:value-type="string" office:string-value="R096" calcext:value-type="string">
            <text:p>R096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097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15]" office:value-type="string" office:string-value="R097" calcext:value-type="string">
            <text:p>R097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098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16]" office:value-type="string" office:string-value="R098" calcext:value-type="string">
            <text:p>R098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099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17]" office:value-type="string" office:string-value="R099" calcext:value-type="string">
            <text:p>R099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18]" office:value-type="string" office:string-value="R100" calcext:value-type="string">
            <text:p>R100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19]" office:value-type="string" office:string-value="R101" calcext:value-type="string">
            <text:p>R101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20]" office:value-type="string" office:string-value="R102" calcext:value-type="string">
            <text:p>R102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21]" office:value-type="string" office:string-value="R103" calcext:value-type="string">
            <text:p>R103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22]" office:value-type="string" office:string-value="R104" calcext:value-type="string">
            <text:p>R104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23]" office:value-type="string" office:string-value="R105" calcext:value-type="string">
            <text:p>R10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R 1/8 length</text:p>
          </table:table-cell>
          <table:table-cell table:number-columns-repeated="2"/>
          <table:table-cell table:formula="of:=[.B24]" office:value-type="string" office:string-value="R106" calcext:value-type="string">
            <text:p>R106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042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25]" office:value-type="string" office:string-value="C042" calcext:value-type="string">
            <text:p>C042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035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26]" office:value-type="string" office:string-value="C035" calcext:value-type="string">
            <text:p>C035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036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27]" office:value-type="string" office:string-value="C036" calcext:value-type="string">
            <text:p>C036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043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28]" office:value-type="string" office:string-value="C043" calcext:value-type="string">
            <text:p>C043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037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29]" office:value-type="string" office:string-value="C037" calcext:value-type="string">
            <text:p>C037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044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0]" office:value-type="string" office:string-value="C044" calcext:value-type="string">
            <text:p>C044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038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1]" office:value-type="string" office:string-value="C038" calcext:value-type="string">
            <text:p>C038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045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2]" office:value-type="string" office:string-value="C045" calcext:value-type="string">
            <text:p>C045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039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3]" office:value-type="string" office:string-value="C039" calcext:value-type="string">
            <text:p>C039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046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4]" office:value-type="string" office:string-value="C046" calcext:value-type="string">
            <text:p>C046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040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5]" office:value-type="string" office:string-value="C040" calcext:value-type="string">
            <text:p>C040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047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6]" office:value-type="string" office:string-value="C047" calcext:value-type="string">
            <text:p>C047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041</text:p>
          </table:table-cell>
          <table:table-cell office:value-type="string" calcext:value-type="string">
            <text:p>R ¼ length (1/3?)</text:p>
          </table:table-cell>
          <table:table-cell table:number-columns-repeated="2"/>
          <table:table-cell table:formula="of:=[.B37]" office:value-type="string" office:string-value="C041" calcext:value-type="string">
            <text:p>C041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123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38]" office:value-type="string" office:string-value="R123" calcext:value-type="string">
            <text:p>R123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073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39]" office:value-type="string" office:string-value="R073" calcext:value-type="string">
            <text:p>R073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070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0]" office:value-type="string" office:string-value="C070" calcext:value-type="string">
            <text:p>C070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169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1]" office:value-type="string" office:string-value="R169" calcext:value-type="string">
            <text:p>R169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171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2]" office:value-type="string" office:string-value="R171" calcext:value-type="string">
            <text:p>R171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174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3]" office:value-type="string" office:string-value="R174" calcext:value-type="string">
            <text:p>R174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172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4]" office:value-type="string" office:string-value="R172" calcext:value-type="string">
            <text:p>R172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354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5]" office:value-type="string" office:string-value="R354" calcext:value-type="string">
            <text:p>R354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355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46]" office:value-type="string" office:string-value="R355" calcext:value-type="string">
            <text:p>R355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049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47]" office:value-type="string" office:string-value="C049" calcext:value-type="string">
            <text:p>C04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054</text:p>
          </table:table-cell>
          <table:table-cell/>
          <table:table-cell office:value-type="string" calcext:value-type="string">
            <text:p>Down 1/8 length (¼?)</text:p>
          </table:table-cell>
          <table:table-cell/>
          <table:table-cell table:formula="of:=[.B48]" office:value-type="string" office:string-value="C054" calcext:value-type="string">
            <text:p>C054</text:p>
          </table:table-cell>
          <table:table-cell/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053</text:p>
          </table:table-cell>
          <table:table-cell/>
          <table:table-cell office:value-type="string" calcext:value-type="string">
            <text:p>Down 1/8 length (¼?)</text:p>
          </table:table-cell>
          <table:table-cell/>
          <table:table-cell table:formula="of:=[.B49]" office:value-type="string" office:string-value="C053" calcext:value-type="string">
            <text:p>C053</text:p>
          </table:table-cell>
          <table:table-cell/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127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50]" office:value-type="string" office:string-value="R127" calcext:value-type="string">
            <text:p>R127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51]" office:value-type="string" office:string-value="R125" calcext:value-type="string">
            <text:p>R125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173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52]" office:value-type="string" office:string-value="R173" calcext:value-type="string">
            <text:p>R173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D07</text:p>
          </table:table-cell>
          <table:table-cell office:value-type="string" calcext:value-type="string">
            <text:p>L ¼ length (entire length)</text:p>
          </table:table-cell>
          <table:table-cell table:number-columns-repeated="2"/>
          <table:table-cell table:formula="of:=[.B53]" office:value-type="string" office:string-value="D07" calcext:value-type="string">
            <text:p>D07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051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54]" office:value-type="string" office:string-value="C051" calcext:value-type="string">
            <text:p>C051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147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55]" office:value-type="string" office:string-value="R147" calcext:value-type="string">
            <text:p>R147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C050</text:p>
          </table:table-cell>
          <table:table-cell office:value-type="string" calcext:value-type="string">
            <text:p>R 1/8 length (¼?)</text:p>
          </table:table-cell>
          <table:table-cell table:number-columns-repeated="2"/>
          <table:table-cell table:formula="of:=[.B56]" office:value-type="string" office:string-value="C050" calcext:value-type="string">
            <text:p>C050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Q32</text:p>
          </table:table-cell>
          <table:table-cell office:value-type="string" calcext:value-type="string">
            <text:p>R 1/8 bb width (¼?)</text:p>
          </table:table-cell>
          <table:table-cell table:number-columns-repeated="2"/>
          <table:table-cell table:formula="of:=[.B57]" office:value-type="string" office:string-value="Q32" calcext:value-type="string">
            <text:p>Q32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R 1/8 bb width (¼?)</text:p>
          </table:table-cell>
          <table:table-cell table:number-columns-repeated="2"/>
          <table:table-cell table:formula="of:=[.B58]" office:value-type="string" office:string-value="Q31" calcext:value-type="string">
            <text:p>Q31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R 1/8 bb width (¼?)</text:p>
          </table:table-cell>
          <table:table-cell table:number-columns-repeated="2"/>
          <table:table-cell table:formula="of:=[.B59]" office:value-type="string" office:string-value="Q30" calcext:value-type="string">
            <text:p>Q30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R 1/8 bb width (¼?)</text:p>
          </table:table-cell>
          <table:table-cell table:number-columns-repeated="2"/>
          <table:table-cell table:formula="of:=[.B60]" office:value-type="string" office:string-value="Q29" calcext:value-type="string">
            <text:p>Q29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R 1/8 bb width (¼?)</text:p>
          </table:table-cell>
          <table:table-cell table:number-columns-repeated="2"/>
          <table:table-cell table:formula="of:=[.B61]" office:value-type="string" office:string-value="Q28" calcext:value-type="string">
            <text:p>Q28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R 1/8 bb width (¼?)</text:p>
          </table:table-cell>
          <table:table-cell table:number-columns-repeated="2"/>
          <table:table-cell table:formula="of:=[.B62]" office:value-type="string" office:string-value="Q27" calcext:value-type="string">
            <text:p>Q27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163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3]" office:value-type="string" office:string-value="R163" calcext:value-type="string">
            <text:p>R163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164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4]" office:value-type="string" office:string-value="R164" calcext:value-type="string">
            <text:p>R164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165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5]" office:value-type="string" office:string-value="R165" calcext:value-type="string">
            <text:p>R165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167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6]" office:value-type="string" office:string-value="R167" calcext:value-type="string">
            <text:p>R167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168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7]" office:value-type="string" office:string-value="R168" calcext:value-type="string">
            <text:p>R168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156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8]" office:value-type="string" office:string-value="R156" calcext:value-type="string">
            <text:p>R156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155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69]" office:value-type="string" office:string-value="R155" calcext:value-type="string">
            <text:p>R155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154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70]" office:value-type="string" office:string-value="R154" calcext:value-type="string">
            <text:p>R154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153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71]" office:value-type="string" office:string-value="R153" calcext:value-type="string">
            <text:p>R153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R152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72]" office:value-type="string" office:string-value="R152" calcext:value-type="string">
            <text:p>R152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151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73]" office:value-type="string" office:string-value="R151" calcext:value-type="string">
            <text:p>R151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150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74]" office:value-type="string" office:string-value="R150" calcext:value-type="string">
            <text:p>R150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060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¼ length</text:p>
          </table:table-cell>
          <table:table-cell/>
          <table:table-cell table:formula="of:=[.B75]" office:value-type="string" office:string-value="C060" calcext:value-type="string">
            <text:p>C060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067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¼ length</text:p>
          </table:table-cell>
          <table:table-cell/>
          <table:table-cell table:formula="of:=[.B76]" office:value-type="string" office:string-value="C067" calcext:value-type="string">
            <text:p>C06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061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¼ length</text:p>
          </table:table-cell>
          <table:table-cell/>
          <table:table-cell table:formula="of:=[.B77]" office:value-type="string" office:string-value="C061" calcext:value-type="string">
            <text:p>C06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068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¼ length</text:p>
          </table:table-cell>
          <table:table-cell/>
          <table:table-cell table:formula="of:=[.B78]" office:value-type="string" office:string-value="C068" calcext:value-type="string">
            <text:p>C06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062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¼ length</text:p>
          </table:table-cell>
          <table:table-cell/>
          <table:table-cell table:formula="of:=[.B79]" office:value-type="string" office:string-value="C062" calcext:value-type="string">
            <text:p>C06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069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¼ length</text:p>
          </table:table-cell>
          <table:table-cell/>
          <table:table-cell table:formula="of:=[.B80]" office:value-type="string" office:string-value="C069" calcext:value-type="string">
            <text:p>C06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176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81]" office:value-type="string" office:string-value="R176" calcext:value-type="string">
            <text:p>R17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R175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82]" office:value-type="string" office:string-value="R175" calcext:value-type="string">
            <text:p>R17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131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83]" office:value-type="string" office:string-value="R131" calcext:value-type="string">
            <text:p>R13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129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84]" office:value-type="string" office:string-value="R129" calcext:value-type="string">
            <text:p>R12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Q33</text:p>
          </table:table-cell>
          <table:table-cell office:value-type="string" calcext:value-type="string">
            <text:p>L ½ mm</text:p>
          </table:table-cell>
          <table:table-cell table:number-columns-repeated="2"/>
          <table:table-cell table:formula="of:=[.B85]" office:value-type="string" office:string-value="Q33" calcext:value-type="string">
            <text:p>Q33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055</text:p>
          </table:table-cell>
          <table:table-cell/>
          <table:table-cell office:value-type="string" calcext:value-type="string">
            <text:p>Down 1/8 length</text:p>
          </table:table-cell>
          <table:table-cell/>
          <table:table-cell table:formula="of:=[.B86]" office:value-type="string" office:string-value="C055" calcext:value-type="string">
            <text:p>C055</text:p>
          </table:table-cell>
          <table:table-cell/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056</text:p>
          </table:table-cell>
          <table:table-cell/>
          <table:table-cell office:value-type="string" calcext:value-type="string">
            <text:p>Down 1/8 length</text:p>
          </table:table-cell>
          <table:table-cell/>
          <table:table-cell table:formula="of:=[.B87]" office:value-type="string" office:string-value="C056" calcext:value-type="string">
            <text:p>C056</text:p>
          </table:table-cell>
          <table:table-cell/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071</text:p>
          </table:table-cell>
          <table:table-cell/>
          <table:table-cell office:value-type="string" calcext:value-type="string">
            <text:p>Down 1/8 length</text:p>
          </table:table-cell>
          <table:table-cell/>
          <table:table-cell table:formula="of:=[.B88]" office:value-type="string" office:string-value="C071" calcext:value-type="string">
            <text:p>C071</text:p>
          </table:table-cell>
          <table:table-cell/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072</text:p>
          </table:table-cell>
          <table:table-cell/>
          <table:table-cell office:value-type="string" calcext:value-type="string">
            <text:p>Down 1/8 length</text:p>
          </table:table-cell>
          <table:table-cell/>
          <table:table-cell table:formula="of:=[.B89]" office:value-type="string" office:string-value="C072" calcext:value-type="string">
            <text:p>C072</text:p>
          </table:table-cell>
          <table:table-cell/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R356</text:p>
          </table:table-cell>
          <table:table-cell office:value-type="string" calcext:value-type="string">
            <text:p>R ¼ length</text:p>
          </table:table-cell>
          <table:table-cell office:value-type="string" calcext:value-type="string">
            <text:p>Up ¼ width</text:p>
          </table:table-cell>
          <table:table-cell/>
          <table:table-cell table:formula="of:=[.B90]" office:value-type="string" office:string-value="R356" calcext:value-type="string">
            <text:p>R35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342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91]" office:value-type="string" office:string-value="R342" calcext:value-type="string">
            <text:p>R342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341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92]" office:value-type="string" office:string-value="R341" calcext:value-type="string">
            <text:p>R341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343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3]" office:value-type="string" office:string-value="R343" calcext:value-type="string">
            <text:p>R343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34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4]" office:value-type="string" office:string-value="R344" calcext:value-type="string">
            <text:p>R34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05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5]" office:value-type="string" office:string-value="C057" calcext:value-type="string">
            <text:p>C05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06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6]" office:value-type="string" office:string-value="C064" calcext:value-type="string">
            <text:p>C06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05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7]" office:value-type="string" office:string-value="C058" calcext:value-type="string">
            <text:p>C05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06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8]" office:value-type="string" office:string-value="C065" calcext:value-type="string">
            <text:p>C065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059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99]" office:value-type="string" office:string-value="C059" calcext:value-type="string">
            <text:p>C059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06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00]" office:value-type="string" office:string-value="C066" calcext:value-type="string">
            <text:p>C06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R144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1]" office:value-type="string" office:string-value="R144" calcext:value-type="string">
            <text:p>R144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145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2]" office:value-type="string" office:string-value="R145" calcext:value-type="string">
            <text:p>R145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R146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3]" office:value-type="string" office:string-value="R146" calcext:value-type="string">
            <text:p>R146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R148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4]" office:value-type="string" office:string-value="R148" calcext:value-type="string">
            <text:p>R148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149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5]" office:value-type="string" office:string-value="R149" calcext:value-type="string">
            <text:p>R14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R157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6]" office:value-type="string" office:string-value="R157" calcext:value-type="string">
            <text:p>R157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R158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7]" office:value-type="string" office:string-value="R158" calcext:value-type="string">
            <text:p>R158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159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8]" office:value-type="string" office:string-value="R159" calcext:value-type="string">
            <text:p>R15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R160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09]" office:value-type="string" office:string-value="R160" calcext:value-type="string">
            <text:p>R160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R161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10]" office:value-type="string" office:string-value="R161" calcext:value-type="string">
            <text:p>R161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R162</text:p>
          </table:table-cell>
          <table:table-cell office:value-type="string" calcext:value-type="string">
            <text:p>R ¼ length</text:p>
          </table:table-cell>
          <table:table-cell table:number-columns-repeated="2"/>
          <table:table-cell table:formula="of:=[.B111]" office:value-type="string" office:string-value="R162" calcext:value-type="string">
            <text:p>R162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2]" office:value-type="string" office:string-value="Q21" calcext:value-type="string">
            <text:p>Q21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3]" office:value-type="string" office:string-value="Q22" calcext:value-type="string">
            <text:p>Q22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4]" office:value-type="string" office:string-value="Q23" calcext:value-type="string">
            <text:p>Q23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5]" office:value-type="string" office:string-value="Q24" calcext:value-type="string">
            <text:p>Q24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6]" office:value-type="string" office:string-value="Q25" calcext:value-type="string">
            <text:p>Q25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L ½ bb width</text:p>
          </table:table-cell>
          <table:table-cell table:number-columns-repeated="2"/>
          <table:table-cell table:formula="of:=[.B117]" office:value-type="string" office:string-value="Q26" calcext:value-type="string">
            <text:p>Q26</text:p>
          </table:table-cell>
          <table:table-cell office:value-type="float" office:value="-0.65" calcext:value-type="float">
            <text:p>-0.65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081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18]" office:value-type="string" office:string-value="R081" calcext:value-type="string">
            <text:p>R081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C159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19]" office:value-type="string" office:string-value="C159" calcext:value-type="string">
            <text:p>C159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160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20]" office:value-type="string" office:string-value="C160" calcext:value-type="string">
            <text:p>C160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314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21]" office:value-type="string" office:string-value="R314" calcext:value-type="string">
            <text:p>R314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R313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22]" office:value-type="string" office:string-value="R313" calcext:value-type="string">
            <text:p>R313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R121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23]" office:value-type="string" office:string-value="R121" calcext:value-type="string">
            <text:p>R121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R324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24]" office:value-type="string" office:string-value="R324" calcext:value-type="string">
            <text:p>R324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R323</text:p>
          </table:table-cell>
          <table:table-cell/>
          <table:table-cell office:value-type="string" calcext:value-type="string">
            <text:p>Down ¼ length</text:p>
          </table:table-cell>
          <table:table-cell/>
          <table:table-cell table:formula="of:=[.B125]" office:value-type="string" office:string-value="R323" calcext:value-type="string">
            <text:p>R323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R043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26]" office:value-type="string" office:string-value="R043" calcext:value-type="string">
            <text:p>R043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R04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27]" office:value-type="string" office:string-value="R044" calcext:value-type="string">
            <text:p>R044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R030</text:p>
          </table:table-cell>
          <table:table-cell office:value-type="string" calcext:value-type="string">
            <text:p>L ¼ width</text:p>
          </table:table-cell>
          <table:table-cell/>
          <table:table-cell table:style-name="ce2"/>
          <table:table-cell table:formula="of:=[.B128]" office:value-type="string" office:string-value="R030" calcext:value-type="string">
            <text:p>R030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Q03</text:p>
          </table:table-cell>
          <table:table-cell office:value-type="string" calcext:value-type="string">
            <text:p>L ¼ width</text:p>
          </table:table-cell>
          <table:table-cell/>
          <table:table-cell table:style-name="ce2"/>
          <table:table-cell table:formula="of:=[.B129]" office:value-type="string" office:string-value="Q03" calcext:value-type="string">
            <text:p>Q03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R02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 table:style-name="ce2"/>
          <table:table-cell table:formula="of:=[.B130]" office:value-type="string" office:string-value="R026" calcext:value-type="string">
            <text:p>R02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R042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 table:style-name="ce2"/>
          <table:table-cell table:formula="of:=[.B131]" office:value-type="string" office:string-value="R042" calcext:value-type="string">
            <text:p>R04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R03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2]" office:value-type="string" office:string-value="R035" calcext:value-type="string">
            <text:p>R035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16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3]" office:value-type="string" office:string-value="C164" calcext:value-type="string">
            <text:p>C16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R033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4]" office:value-type="string" office:string-value="R033" calcext:value-type="string">
            <text:p>R033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C012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5]" office:value-type="string" office:string-value="C012" calcext:value-type="string">
            <text:p>C01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6]" office:value-type="string" office:string-value="C005" calcext:value-type="string">
            <text:p>C005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C00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7]" office:value-type="string" office:string-value="C007" calcext:value-type="string">
            <text:p>C00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C00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8]" office:value-type="string" office:string-value="C006" calcext:value-type="string">
            <text:p>C00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R02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39]" office:value-type="string" office:string-value="R025" calcext:value-type="string">
            <text:p>R025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R16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0]" office:value-type="string" office:string-value="R166" calcext:value-type="string">
            <text:p>R16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R03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1]" office:value-type="string" office:string-value="R036" calcext:value-type="string">
            <text:p>R03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C16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2]" office:value-type="string" office:string-value="C167" calcext:value-type="string">
            <text:p>C16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R03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3]" office:value-type="string" office:string-value="R037" calcext:value-type="string">
            <text:p>R03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16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4]" office:value-type="string" office:string-value="C168" calcext:value-type="string">
            <text:p>C16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R03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5]" office:value-type="string" office:string-value="R038" calcext:value-type="string">
            <text:p>R03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R04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6]" office:value-type="string" office:string-value="R047" calcext:value-type="string">
            <text:p>R04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7]" office:value-type="string" office:string-value="C101" calcext:value-type="string">
            <text:p>C10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8]" office:value-type="string" office:string-value="C102" calcext:value-type="string">
            <text:p>C10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C15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49]" office:value-type="string" office:string-value="C155" calcext:value-type="string">
            <text:p>C155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0]" office:value-type="string" office:string-value="R004" calcext:value-type="string">
            <text:p>R00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15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1]" office:value-type="string" office:string-value="C158" calcext:value-type="string">
            <text:p>C15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R05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2]" office:value-type="string" office:string-value="R058" calcext:value-type="string">
            <text:p>R05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R012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3]" office:value-type="string" office:string-value="R012" calcext:value-type="string">
            <text:p>R01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15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4]" office:value-type="string" office:string-value="C157" calcext:value-type="string">
            <text:p>C15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R04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5]" office:value-type="string" office:string-value="R048" calcext:value-type="string">
            <text:p>R04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R01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6]" office:value-type="string" office:string-value="R014" calcext:value-type="string">
            <text:p>R01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C15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7]" office:value-type="string" office:string-value="C156" calcext:value-type="string">
            <text:p>C15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R019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8]" office:value-type="string" office:string-value="R019" calcext:value-type="string">
            <text:p>R019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R039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59]" office:value-type="string" office:string-value="R039" calcext:value-type="string">
            <text:p>R039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R080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0]" office:value-type="string" office:string-value="R080" calcext:value-type="string">
            <text:p>R080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09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1]" office:value-type="string" office:string-value="C097" calcext:value-type="string">
            <text:p>C09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R220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2]" office:value-type="string" office:string-value="R220" calcext:value-type="string">
            <text:p>R220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C09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3]" office:value-type="string" office:string-value="C098" calcext:value-type="string">
            <text:p>C09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R21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4]" office:value-type="string" office:string-value="R218" calcext:value-type="string">
            <text:p>R21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R217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5]" office:value-type="string" office:string-value="R217" calcext:value-type="string">
            <text:p>R21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R221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6]" office:value-type="string" office:string-value="R221" calcext:value-type="string">
            <text:p>R22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R21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167]" office:value-type="string" office:string-value="R216" calcext:value-type="string">
            <text:p>R21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D09</text:p>
          </table:table-cell>
          <table:table-cell office:value-type="string" calcext:value-type="string">
            <text:p>L ¼ width</text:p>
          </table:table-cell>
          <table:table-cell table:number-columns-repeated="2"/>
          <table:table-cell table:formula="of:=[.B168]" office:value-type="string" office:string-value="D09" calcext:value-type="string">
            <text:p>D09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C079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69]" office:value-type="string" office:string-value="C079" calcext:value-type="string">
            <text:p>C079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C086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0]" office:value-type="string" office:string-value="C086" calcext:value-type="string">
            <text:p>C086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C080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1]" office:value-type="string" office:string-value="C080" calcext:value-type="string">
            <text:p>C080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C087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2]" office:value-type="string" office:string-value="C087" calcext:value-type="string">
            <text:p>C087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C08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3]" office:value-type="string" office:string-value="C081" calcext:value-type="string">
            <text:p>C081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C088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4]" office:value-type="string" office:string-value="C088" calcext:value-type="string">
            <text:p>C088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C082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5]" office:value-type="string" office:string-value="C082" calcext:value-type="string">
            <text:p>C082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C089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6]" office:value-type="string" office:string-value="C089" calcext:value-type="string">
            <text:p>C089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C083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7]" office:value-type="string" office:string-value="C083" calcext:value-type="string">
            <text:p>C083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C090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8]" office:value-type="string" office:string-value="C090" calcext:value-type="string">
            <text:p>C090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C084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79]" office:value-type="string" office:string-value="C084" calcext:value-type="string">
            <text:p>C084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C09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80]" office:value-type="string" office:string-value="C091" calcext:value-type="string">
            <text:p>C091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81]" office:value-type="string" office:string-value="R201" calcext:value-type="string">
            <text:p>R201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C085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3 length (half?)</text:p>
          </table:table-cell>
          <table:table-cell/>
          <table:table-cell table:formula="of:=[.B182]" office:value-type="string" office:string-value="C085" calcext:value-type="string">
            <text:p>C085</text:p>
          </table:table-cell>
          <table:table-cell office:value-type="float" office:value="-0.4" calcext:value-type="float">
            <text:p>-0.4</text:p>
          </table:table-cell>
          <table:table-cell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Q45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3]" office:value-type="string" office:string-value="Q45" calcext:value-type="string">
            <text:p>Q45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Q44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4]" office:value-type="string" office:string-value="Q44" calcext:value-type="string">
            <text:p>Q44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Q43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5]" office:value-type="string" office:string-value="Q43" calcext:value-type="string">
            <text:p>Q43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Q42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6]" office:value-type="string" office:string-value="Q42" calcext:value-type="string">
            <text:p>Q42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Q41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7]" office:value-type="string" office:string-value="Q41" calcext:value-type="string">
            <text:p>Q41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Q40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8]" office:value-type="string" office:string-value="Q40" calcext:value-type="string">
            <text:p>Q40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Q39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89]" office:value-type="string" office:string-value="Q39" calcext:value-type="string">
            <text:p>Q39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Q38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90]" office:value-type="string" office:string-value="Q38" calcext:value-type="string">
            <text:p>Q38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Q37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91]" office:value-type="string" office:string-value="Q37" calcext:value-type="string">
            <text:p>Q37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Q36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92]" office:value-type="string" office:string-value="Q36" calcext:value-type="string">
            <text:p>Q36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Q35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93]" office:value-type="string" office:string-value="Q35" calcext:value-type="string">
            <text:p>Q35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Q34</text:p>
          </table:table-cell>
          <table:table-cell office:value-type="string" calcext:value-type="string">
            <text:p>L ¾ bb width (½?)</text:p>
          </table:table-cell>
          <table:table-cell table:number-columns-repeated="2"/>
          <table:table-cell table:formula="of:=[.B194]" office:value-type="string" office:string-value="Q34" calcext:value-type="string">
            <text:p>Q34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TH3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195]" office:value-type="string" office:string-value="TH3" calcext:value-type="string">
            <text:p>TH3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R188</text:p>
          </table:table-cell>
          <table:table-cell office:value-type="string" calcext:value-type="string">
            <text:p>L 1/8 width</text:p>
          </table:table-cell>
          <table:table-cell office:value-type="string" calcext:value-type="string">
            <text:p>Down 1/8 length (¼?)</text:p>
          </table:table-cell>
          <table:table-cell/>
          <table:table-cell table:formula="of:=[.B196]" office:value-type="string" office:string-value="R188" calcext:value-type="string">
            <text:p>R18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C128</text:p>
          </table:table-cell>
          <table:table-cell office:value-type="string" calcext:value-type="string">
            <text:p>L ¼ width (½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197]" office:value-type="string" office:string-value="C128" calcext:value-type="string">
            <text:p>C12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R277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198]" office:value-type="string" office:string-value="R277" calcext:value-type="string">
            <text:p>R277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R276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199]" office:value-type="string" office:string-value="R276" calcext:value-type="string">
            <text:p>R276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R275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0]" office:value-type="string" office:string-value="R275" calcext:value-type="string">
            <text:p>R275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R274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1]" office:value-type="string" office:string-value="R274" calcext:value-type="string">
            <text:p>R274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273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2]" office:value-type="string" office:string-value="R273" calcext:value-type="string">
            <text:p>R273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272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3]" office:value-type="string" office:string-value="R272" calcext:value-type="string">
            <text:p>R272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R271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4]" office:value-type="string" office:string-value="R271" calcext:value-type="string">
            <text:p>R271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5]" office:value-type="string" office:string-value="R270" calcext:value-type="string">
            <text:p>R270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R269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6]" office:value-type="string" office:string-value="R269" calcext:value-type="string">
            <text:p>R269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R268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7]" office:value-type="string" office:string-value="R268" calcext:value-type="string">
            <text:p>R268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064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8]" office:value-type="string" office:string-value="R064" calcext:value-type="string">
            <text:p>R064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R062</text:p>
          </table:table-cell>
          <table:table-cell office:value-type="string" calcext:value-type="string">
            <text:p>L ¼ width (maybe 1/3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09]" office:value-type="string" office:string-value="R062" calcext:value-type="string">
            <text:p>R062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Q71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0]" office:value-type="string" office:string-value="Q71" calcext:value-type="string">
            <text:p>Q71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Q70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1]" office:value-type="string" office:string-value="Q70" calcext:value-type="string">
            <text:p>Q70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Q69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2]" office:value-type="string" office:string-value="Q69" calcext:value-type="string">
            <text:p>Q69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Q68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3]" office:value-type="string" office:string-value="Q68" calcext:value-type="string">
            <text:p>Q68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Q67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4]" office:value-type="string" office:string-value="Q67" calcext:value-type="string">
            <text:p>Q67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Q66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5]" office:value-type="string" office:string-value="Q66" calcext:value-type="string">
            <text:p>Q66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Q65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6]" office:value-type="string" office:string-value="Q65" calcext:value-type="string">
            <text:p>Q65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Q64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7]" office:value-type="string" office:string-value="Q64" calcext:value-type="string">
            <text:p>Q64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Q63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8]" office:value-type="string" office:string-value="Q63" calcext:value-type="string">
            <text:p>Q63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Q62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19]" office:value-type="string" office:string-value="Q62" calcext:value-type="string">
            <text:p>Q62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Q61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20]" office:value-type="string" office:string-value="Q61" calcext:value-type="string">
            <text:p>Q61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Q60</text:p>
          </table:table-cell>
          <table:table-cell office:value-type="string" calcext:value-type="string">
            <text:p>L 1/3 bb length (¼?)</text:p>
          </table:table-cell>
          <table:table-cell office:value-type="string" calcext:value-type="string">
            <text:p>Down ¼ bb width (1/8?)</text:p>
          </table:table-cell>
          <table:table-cell/>
          <table:table-cell table:formula="of:=[.B221]" office:value-type="string" office:string-value="Q60" calcext:value-type="string">
            <text:p>Q60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4"/>
          <table:table-cell table:style-name="ce5" table:number-columns-repeated="101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2]" office:value-type="string" office:string-value="R302" calcext:value-type="string">
            <text:p>R30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3]" office:value-type="string" office:string-value="R301" calcext:value-type="string">
            <text:p>R30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4]" office:value-type="string" office:string-value="R300" calcext:value-type="string">
            <text:p>R300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R299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5]" office:value-type="string" office:string-value="R299" calcext:value-type="string">
            <text:p>R29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R298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6]" office:value-type="string" office:string-value="R298" calcext:value-type="string">
            <text:p>R29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R297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7]" office:value-type="string" office:string-value="R297" calcext:value-type="string">
            <text:p>R29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R296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8]" office:value-type="string" office:string-value="R296" calcext:value-type="string">
            <text:p>R29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R295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29]" office:value-type="string" office:string-value="R295" calcext:value-type="string">
            <text:p>R29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R294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0]" office:value-type="string" office:string-value="R294" calcext:value-type="string">
            <text:p>R294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R293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1]" office:value-type="string" office:string-value="R293" calcext:value-type="string">
            <text:p>R29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R292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2]" office:value-type="string" office:string-value="R292" calcext:value-type="string">
            <text:p>R29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R29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3]" office:value-type="string" office:string-value="R291" calcext:value-type="string">
            <text:p>R29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R278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4]" office:value-type="string" office:string-value="R278" calcext:value-type="string">
            <text:p>R27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R279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5]" office:value-type="string" office:string-value="R279" calcext:value-type="string">
            <text:p>R27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R280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6]" office:value-type="string" office:string-value="R280" calcext:value-type="string">
            <text:p>R280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R28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7]" office:value-type="string" office:string-value="R281" calcext:value-type="string">
            <text:p>R28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R282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8]" office:value-type="string" office:string-value="R282" calcext:value-type="string">
            <text:p>R28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R283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39]" office:value-type="string" office:string-value="R283" calcext:value-type="string">
            <text:p>R28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R284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0]" office:value-type="string" office:string-value="R284" calcext:value-type="string">
            <text:p>R284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R285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1]" office:value-type="string" office:string-value="R285" calcext:value-type="string">
            <text:p>R28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R286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2]" office:value-type="string" office:string-value="R286" calcext:value-type="string">
            <text:p>R28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R287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3]" office:value-type="string" office:string-value="R287" calcext:value-type="string">
            <text:p>R28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R288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4]" office:value-type="string" office:string-value="R288" calcext:value-type="string">
            <text:p>R28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R289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5]" office:value-type="string" office:string-value="R289" calcext:value-type="string">
            <text:p>R28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R290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6]" office:value-type="string" office:string-value="R290" calcext:value-type="string">
            <text:p>R290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TH5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7]" office:value-type="string" office:string-value="TH5" calcext:value-type="string">
            <text:p>TH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R303</text:p>
          </table:table-cell>
          <table:table-cell office:value-type="string" calcext:value-type="string">
            <text:p>L ½ width (¼?)</text:p>
          </table:table-cell>
          <table:table-cell office:value-type="string" calcext:value-type="string">
            <text:p>Down 1/3 length (¼?)</text:p>
          </table:table-cell>
          <table:table-cell/>
          <table:table-cell table:formula="of:=[.B248]" office:value-type="string" office:string-value="R303" calcext:value-type="string">
            <text:p>R303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49]" office:value-type="string" office:string-value="R308" calcext:value-type="string">
            <text:p>R30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50]" office:value-type="string" office:string-value="R306" calcext:value-type="string">
            <text:p>R30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51]" office:value-type="string" office:string-value="R305" calcext:value-type="string">
            <text:p>R30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52]" office:value-type="string" office:string-value="R304" calcext:value-type="string">
            <text:p>R304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C139</text:p>
          </table:table-cell>
          <table:table-cell office:value-type="string" calcext:value-type="string">
            <text:p>L ½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53]" office:value-type="string" office:string-value="C139" calcext:value-type="string">
            <text:p>C13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C137</text:p>
          </table:table-cell>
          <table:table-cell office:value-type="string" calcext:value-type="string">
            <text:p>L ½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54]" office:value-type="string" office:string-value="C137" calcext:value-type="string">
            <text:p>C13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C136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55]" office:value-type="string" office:string-value="C136" calcext:value-type="string">
            <text:p>C136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C138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56]" office:value-type="string" office:string-value="C138" calcext:value-type="string">
            <text:p>C138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Q72</text:p>
          </table:table-cell>
          <table:table-cell office:value-type="string" calcext:value-type="string">
            <text:p>L ½ bb width (1 mm?)</text:p>
          </table:table-cell>
          <table:table-cell table:number-columns-repeated="2"/>
          <table:table-cell table:formula="of:=[.B257]" office:value-type="string" office:string-value="Q72" calcext:value-type="string">
            <text:p>Q72</text:p>
          </table:table-cell>
          <table:table-cell office:value-type="float" office:value="-1.25" calcext:value-type="float">
            <text:p>-1.25</text:p>
          </table:table-cell>
          <table:table-cell table:number-columns-repeated="1017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C142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58]" office:value-type="string" office:string-value="C142" calcext:value-type="string">
            <text:p>C142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59]" office:value-type="string" office:string-value="R310" calcext:value-type="string">
            <text:p>R310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60]" office:value-type="string" office:string-value="R309" calcext:value-type="string">
            <text:p>R309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R21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61]" office:value-type="string" office:string-value="R215" calcext:value-type="string">
            <text:p>R215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R21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262]" office:value-type="string" office:string-value="R214" calcext:value-type="string">
            <text:p>R214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C093</text:p>
          </table:table-cell>
          <table:table-cell office:value-type="string" calcext:value-type="string">
            <text:p>L ¼ length</text:p>
          </table:table-cell>
          <table:table-cell office:value-type="string" calcext:value-type="string">
            <text:p>Up ¼ width</text:p>
          </table:table-cell>
          <table:table-cell/>
          <table:table-cell table:formula="of:=[.B263]" office:value-type="string" office:string-value="C093" calcext:value-type="string">
            <text:p>C093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C141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264]" office:value-type="string" office:string-value="C141" calcext:value-type="string">
            <text:p>C14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C140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265]" office:value-type="string" office:string-value="C140" calcext:value-type="string">
            <text:p>C140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C092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266]" office:value-type="string" office:string-value="C092" calcext:value-type="string">
            <text:p>C09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C078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267]" office:value-type="string" office:string-value="C078" calcext:value-type="string">
            <text:p>C078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R346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68]" office:value-type="string" office:string-value="R346" calcext:value-type="string">
            <text:p>R34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R347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69]" office:value-type="string" office:string-value="R347" calcext:value-type="string">
            <text:p>R34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R352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70]" office:value-type="string" office:string-value="R352" calcext:value-type="string">
            <text:p>R35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R353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271]" office:value-type="string" office:string-value="R353" calcext:value-type="string">
            <text:p>R35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Q47</text:p>
          </table:table-cell>
          <table:table-cell office:value-type="string" calcext:value-type="string">
            <text:p>L ¼ bb width (1/3?)</text:p>
          </table:table-cell>
          <table:table-cell table:number-columns-repeated="2"/>
          <table:table-cell table:formula="of:=[.B272]" office:value-type="string" office:string-value="Q47" calcext:value-type="string">
            <text:p>Q47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Q48</text:p>
          </table:table-cell>
          <table:table-cell office:value-type="string" calcext:value-type="string">
            <text:p>L ¼ bb width (1/3?)</text:p>
          </table:table-cell>
          <table:table-cell table:number-columns-repeated="2"/>
          <table:table-cell table:formula="of:=[.B273]" office:value-type="string" office:string-value="Q48" calcext:value-type="string">
            <text:p>Q48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Q49</text:p>
          </table:table-cell>
          <table:table-cell office:value-type="string" calcext:value-type="string">
            <text:p>L ¼ bb width (1/3?)</text:p>
          </table:table-cell>
          <table:table-cell table:number-columns-repeated="2"/>
          <table:table-cell table:formula="of:=[.B274]" office:value-type="string" office:string-value="Q49" calcext:value-type="string">
            <text:p>Q49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Q50</text:p>
          </table:table-cell>
          <table:table-cell office:value-type="string" calcext:value-type="string">
            <text:p>L ¼ bb width (1/3?)</text:p>
          </table:table-cell>
          <table:table-cell table:number-columns-repeated="2"/>
          <table:table-cell table:formula="of:=[.B275]" office:value-type="string" office:string-value="Q50" calcext:value-type="string">
            <text:p>Q50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Q51</text:p>
          </table:table-cell>
          <table:table-cell office:value-type="string" calcext:value-type="string">
            <text:p>L ¼ bb width (1/3?)</text:p>
          </table:table-cell>
          <table:table-cell table:number-columns-repeated="2"/>
          <table:table-cell table:formula="of:=[.B276]" office:value-type="string" office:string-value="Q51" calcext:value-type="string">
            <text:p>Q51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Q52</text:p>
          </table:table-cell>
          <table:table-cell office:value-type="string" calcext:value-type="string">
            <text:p>L ¼ bb width (1/3?)</text:p>
          </table:table-cell>
          <table:table-cell table:number-columns-repeated="2"/>
          <table:table-cell table:formula="of:=[.B277]" office:value-type="string" office:string-value="Q52" calcext:value-type="string">
            <text:p>Q52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R250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78]" office:value-type="string" office:string-value="R250" calcext:value-type="string">
            <text:p>R250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R251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79]" office:value-type="string" office:string-value="R251" calcext:value-type="string">
            <text:p>R251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R252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0]" office:value-type="string" office:string-value="R252" calcext:value-type="string">
            <text:p>R252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R253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1]" office:value-type="string" office:string-value="R253" calcext:value-type="string">
            <text:p>R253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R254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2]" office:value-type="string" office:string-value="R254" calcext:value-type="string">
            <text:p>R254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R255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3]" office:value-type="string" office:string-value="R255" calcext:value-type="string">
            <text:p>R255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242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4]" office:value-type="string" office:string-value="R242" calcext:value-type="string">
            <text:p>R242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241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5]" office:value-type="string" office:string-value="R241" calcext:value-type="string">
            <text:p>R241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240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6]" office:value-type="string" office:string-value="R240" calcext:value-type="string">
            <text:p>R240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239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7]" office:value-type="string" office:string-value="R239" calcext:value-type="string">
            <text:p>R239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238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8]" office:value-type="string" office:string-value="R238" calcext:value-type="string">
            <text:p>R238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237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89]" office:value-type="string" office:string-value="R237" calcext:value-type="string">
            <text:p>R237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263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90]" office:value-type="string" office:string-value="R263" calcext:value-type="string">
            <text:p>R263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R262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91]" office:value-type="string" office:string-value="R262" calcext:value-type="string">
            <text:p>R262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292]" office:value-type="string" office:string-value="C118" calcext:value-type="string">
            <text:p>C118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C117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3]" office:value-type="string" office:string-value="C117" calcext:value-type="string">
            <text:p>C117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4]" office:value-type="string" office:string-value="C104" calcext:value-type="string">
            <text:p>C104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5]" office:value-type="string" office:string-value="C111" calcext:value-type="string">
            <text:p>C111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6]" office:value-type="string" office:string-value="C105" calcext:value-type="string">
            <text:p>C105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7]" office:value-type="string" office:string-value="C112" calcext:value-type="string">
            <text:p>C112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8]" office:value-type="string" office:string-value="C106" calcext:value-type="string">
            <text:p>C106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299]" office:value-type="string" office:string-value="C113" calcext:value-type="string">
            <text:p>C113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Q59</text:p>
          </table:table-cell>
          <table:table-cell office:value-type="string" calcext:value-type="string">
            <text:p>L 1/8 length (½ mm?)</text:p>
          </table:table-cell>
          <table:table-cell table:number-columns-repeated="2"/>
          <table:table-cell table:formula="of:=[.B300]" office:value-type="string" office:string-value="Q59" calcext:value-type="string">
            <text:p>Q59</text:p>
          </table:table-cell>
          <table:table-cell office:value-type="float" office:value="-0.75" calcext:value-type="float">
            <text:p>-0.75</text:p>
          </table:table-cell>
          <table:table-cell table:number-columns-repeated="101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1]" office:value-type="string" office:string-value="C119" calcext:value-type="string">
            <text:p>C119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266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2]" office:value-type="string" office:string-value="R266" calcext:value-type="string">
            <text:p>R266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267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3]" office:value-type="string" office:string-value="R267" calcext:value-type="string">
            <text:p>R267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265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4]" office:value-type="string" office:string-value="R265" calcext:value-type="string">
            <text:p>R265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5]" office:value-type="string" office:string-value="C103" calcext:value-type="string">
            <text:p>C103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6]" office:value-type="string" office:string-value="D10" calcext:value-type="string">
            <text:p>D10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R264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07]" office:value-type="string" office:string-value="R264" calcext:value-type="string">
            <text:p>R264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08]" office:value-type="string" office:string-value="C120" calcext:value-type="string">
            <text:p>C120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09]" office:value-type="string" office:string-value="C121" calcext:value-type="string">
            <text:p>C121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R222</text:p>
          </table:table-cell>
          <table:table-cell office:value-type="string" calcext:value-type="string">
            <text:p>L 1/3 width</text:p>
          </table:table-cell>
          <table:table-cell office:value-type="string" calcext:value-type="string">
            <text:p>Down 1/8 length (¼?)</text:p>
          </table:table-cell>
          <table:table-cell/>
          <table:table-cell table:formula="of:=[.B310]" office:value-type="string" office:string-value="R222" calcext:value-type="string">
            <text:p>R222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R224</text:p>
          </table:table-cell>
          <table:table-cell office:value-type="string" calcext:value-type="string">
            <text:p>L 1/3 width</text:p>
          </table:table-cell>
          <table:table-cell office:value-type="string" calcext:value-type="string">
            <text:p>Down 1/8 length (¼?)</text:p>
          </table:table-cell>
          <table:table-cell/>
          <table:table-cell table:formula="of:=[.B311]" office:value-type="string" office:string-value="R224" calcext:value-type="string">
            <text:p>R224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C095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12]" office:value-type="string" office:string-value="C095" calcext:value-type="string">
            <text:p>C095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C096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13]" office:value-type="string" office:string-value="C096" calcext:value-type="string">
            <text:p>C096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R349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14]" office:value-type="string" office:string-value="R349" calcext:value-type="string">
            <text:p>R349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R350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15]" office:value-type="string" office:string-value="R350" calcext:value-type="string">
            <text:p>R350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R340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16]" office:value-type="string" office:string-value="R340" calcext:value-type="string">
            <text:p>R340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R339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17]" office:value-type="string" office:string-value="R339" calcext:value-type="string">
            <text:p>R339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R130</text:p>
          </table:table-cell>
          <table:table-cell office:value-type="string" calcext:value-type="string">
            <text:p>L ¼ length</text:p>
          </table:table-cell>
          <table:table-cell office:value-type="string" calcext:value-type="string">
            <text:p>Up ¼ width</text:p>
          </table:table-cell>
          <table:table-cell/>
          <table:table-cell table:formula="of:=[.B318]" office:value-type="string" office:string-value="R130" calcext:value-type="string">
            <text:p>R130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C048</text:p>
          </table:table-cell>
          <table:table-cell office:value-type="string" calcext:value-type="string">
            <text:p>L ¼ length</text:p>
          </table:table-cell>
          <table:table-cell office:value-type="string" calcext:value-type="string">
            <text:p>Up ¼ width</text:p>
          </table:table-cell>
          <table:table-cell/>
          <table:table-cell table:formula="of:=[.B319]" office:value-type="string" office:string-value="C048" calcext:value-type="string">
            <text:p>C048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C150</text:p>
          </table:table-cell>
          <table:table-cell office:value-type="string" calcext:value-type="string">
            <text:p>L ¼ length (1/8?)</text:p>
          </table:table-cell>
          <table:table-cell office:value-type="string" calcext:value-type="string">
            <text:p>Up 1/8 width</text:p>
          </table:table-cell>
          <table:table-cell/>
          <table:table-cell table:formula="of:=[.B320]" office:value-type="string" office:string-value="C150" calcext:value-type="string">
            <text:p>C150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L ¼ length (1/8?)</text:p>
          </table:table-cell>
          <table:table-cell office:value-type="string" calcext:value-type="string">
            <text:p>Up 1/8 width</text:p>
          </table:table-cell>
          <table:table-cell/>
          <table:table-cell table:formula="of:=[.B321]" office:value-type="string" office:string-value="C148" calcext:value-type="string">
            <text:p>C148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C188</text:p>
          </table:table-cell>
          <table:table-cell office:value-type="string" calcext:value-type="string">
            <text:p>L ¼ length (1/8?)</text:p>
          </table:table-cell>
          <table:table-cell office:value-type="string" calcext:value-type="string">
            <text:p>Up 1/8 width</text:p>
          </table:table-cell>
          <table:table-cell/>
          <table:table-cell table:formula="of:=[.B322]" office:value-type="string" office:string-value="C188" calcext:value-type="string">
            <text:p>C188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C187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23]" office:value-type="string" office:string-value="C187" calcext:value-type="string">
            <text:p>C187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C152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24]" office:value-type="string" office:string-value="C152" calcext:value-type="string">
            <text:p>C152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C151</text:p>
          </table:table-cell>
          <table:table-cell office:value-type="string" calcext:value-type="string">
            <text:p>L 1/3 width (¼?)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25]" office:value-type="string" office:string-value="C151" calcext:value-type="string">
            <text:p>C151</text:p>
          </table:table-cell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C149</text:p>
          </table:table-cell>
          <table:table-cell office:value-type="string" calcext:value-type="string">
            <text:p>L ¼ length (1/8?)</text:p>
          </table:table-cell>
          <table:table-cell table:number-columns-repeated="2"/>
          <table:table-cell table:formula="of:=[.B326]" office:value-type="string" office:string-value="C149" calcext:value-type="string">
            <text:p>C149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C147</text:p>
          </table:table-cell>
          <table:table-cell office:value-type="string" calcext:value-type="string">
            <text:p>L ¼ length (1/8?)</text:p>
          </table:table-cell>
          <table:table-cell table:number-columns-repeated="2"/>
          <table:table-cell table:formula="of:=[.B327]" office:value-type="string" office:string-value="C147" calcext:value-type="string">
            <text:p>C147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C025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328]" office:value-type="string" office:string-value="C025" calcext:value-type="string">
            <text:p>C025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C023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29]" office:value-type="string" office:string-value="C023" calcext:value-type="string">
            <text:p>C023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330]" office:value-type="string" office:string-value="L2" calcext:value-type="string">
            <text:p>L2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331]" office:value-type="string" office:string-value="L3" calcext:value-type="string">
            <text:p>L3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C146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332]" office:value-type="string" office:string-value="C146" calcext:value-type="string">
            <text:p>C146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R249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3]" office:value-type="string" office:string-value="R249" calcext:value-type="string">
            <text:p>R24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R248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4]" office:value-type="string" office:string-value="R248" calcext:value-type="string">
            <text:p>R24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R247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5]" office:value-type="string" office:string-value="R247" calcext:value-type="string">
            <text:p>R24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R246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6]" office:value-type="string" office:string-value="R246" calcext:value-type="string">
            <text:p>R24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R245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7]" office:value-type="string" office:string-value="R245" calcext:value-type="string">
            <text:p>R24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R244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8]" office:value-type="string" office:string-value="R244" calcext:value-type="string">
            <text:p>R244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R243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39]" office:value-type="string" office:string-value="R243" calcext:value-type="string">
            <text:p>R24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R256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40]" office:value-type="string" office:string-value="R256" calcext:value-type="string">
            <text:p>R25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R257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41]" office:value-type="string" office:string-value="R257" calcext:value-type="string">
            <text:p>R25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258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42]" office:value-type="string" office:string-value="R258" calcext:value-type="string">
            <text:p>R25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259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43]" office:value-type="string" office:string-value="R259" calcext:value-type="string">
            <text:p>R25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R260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44]" office:value-type="string" office:string-value="R260" calcext:value-type="string">
            <text:p>R260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261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¼ length (1/3?)</text:p>
          </table:table-cell>
          <table:table-cell/>
          <table:table-cell table:formula="of:=[.B345]" office:value-type="string" office:string-value="R261" calcext:value-type="string">
            <text:p>R26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Q58</text:p>
          </table:table-cell>
          <table:table-cell office:value-type="string" calcext:value-type="string">
            <text:p>L ¼ bb length</text:p>
          </table:table-cell>
          <table:table-cell office:value-type="string" calcext:value-type="string">
            <text:p>Down ¼ width (1/8?)</text:p>
          </table:table-cell>
          <table:table-cell/>
          <table:table-cell table:formula="of:=[.B346]" office:value-type="string" office:string-value="Q58" calcext:value-type="string">
            <text:p>Q58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Q57</text:p>
          </table:table-cell>
          <table:table-cell office:value-type="string" calcext:value-type="string">
            <text:p>L ¼ bb length</text:p>
          </table:table-cell>
          <table:table-cell office:value-type="string" calcext:value-type="string">
            <text:p>Down ¼ width (1/8?)</text:p>
          </table:table-cell>
          <table:table-cell/>
          <table:table-cell table:formula="of:=[.B347]" office:value-type="string" office:string-value="Q57" calcext:value-type="string">
            <text:p>Q57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Q56</text:p>
          </table:table-cell>
          <table:table-cell office:value-type="string" calcext:value-type="string">
            <text:p>L ¼ bb length</text:p>
          </table:table-cell>
          <table:table-cell office:value-type="string" calcext:value-type="string">
            <text:p>Down ¼ width (1/8?)</text:p>
          </table:table-cell>
          <table:table-cell/>
          <table:table-cell table:formula="of:=[.B348]" office:value-type="string" office:string-value="Q56" calcext:value-type="string">
            <text:p>Q56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Q55</text:p>
          </table:table-cell>
          <table:table-cell office:value-type="string" calcext:value-type="string">
            <text:p>L ¼ bb length</text:p>
          </table:table-cell>
          <table:table-cell office:value-type="string" calcext:value-type="string">
            <text:p>Down ¼ width (1/8?)</text:p>
          </table:table-cell>
          <table:table-cell/>
          <table:table-cell table:formula="of:=[.B349]" office:value-type="string" office:string-value="Q55" calcext:value-type="string">
            <text:p>Q55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Q54</text:p>
          </table:table-cell>
          <table:table-cell office:value-type="string" calcext:value-type="string">
            <text:p>L ¼ bb length</text:p>
          </table:table-cell>
          <table:table-cell office:value-type="string" calcext:value-type="string">
            <text:p>Down ¼ width (1/8?)</text:p>
          </table:table-cell>
          <table:table-cell/>
          <table:table-cell table:formula="of:=[.B350]" office:value-type="string" office:string-value="Q54" calcext:value-type="string">
            <text:p>Q54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Q53</text:p>
          </table:table-cell>
          <table:table-cell office:value-type="string" calcext:value-type="string">
            <text:p>L ¼ bb length</text:p>
          </table:table-cell>
          <table:table-cell office:value-type="string" calcext:value-type="string">
            <text:p>Down ¼ width (1/8?)</text:p>
          </table:table-cell>
          <table:table-cell/>
          <table:table-cell table:formula="of:=[.B351]" office:value-type="string" office:string-value="Q53" calcext:value-type="string">
            <text:p>Q53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R23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52]" office:value-type="string" office:string-value="R236" calcext:value-type="string">
            <text:p>R236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R235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53]" office:value-type="string" office:string-value="R235" calcext:value-type="string">
            <text:p>R235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R234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54]" office:value-type="string" office:string-value="R234" calcext:value-type="string">
            <text:p>R234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R233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55]" office:value-type="string" office:string-value="R233" calcext:value-type="string">
            <text:p>R233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232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56]" office:value-type="string" office:string-value="R232" calcext:value-type="string">
            <text:p>R232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R231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57]" office:value-type="string" office:string-value="R231" calcext:value-type="string">
            <text:p>R231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C153</text:p>
          </table:table-cell>
          <table:table-cell office:value-type="string" calcext:value-type="string">
            <text:p>L 1/8 length</text:p>
          </table:table-cell>
          <table:table-cell table:number-columns-repeated="2"/>
          <table:table-cell table:formula="of:=[.B358]" office:value-type="string" office:string-value="C153" calcext:value-type="string">
            <text:p>C153</text:p>
          </table:table-cell>
          <table:table-cell office:value-type="float" office:value="-0.25" calcext:value-type="float">
            <text:p>-0.25</text:p>
          </table:table-cell>
          <table:table-cell table:number-columns-repeated="101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Q79</text:p>
          </table:table-cell>
          <table:table-cell office:value-type="string" calcext:value-type="string">
            <text:p>L ½ bb width (3/5?)</text:p>
          </table:table-cell>
          <table:table-cell table:number-columns-repeated="2"/>
          <table:table-cell table:formula="of:=[.B359]" office:value-type="string" office:string-value="Q79" calcext:value-type="string">
            <text:p>Q7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Q78</text:p>
          </table:table-cell>
          <table:table-cell office:value-type="string" calcext:value-type="string">
            <text:p>L ½ bb width (3/5?)</text:p>
          </table:table-cell>
          <table:table-cell table:number-columns-repeated="2"/>
          <table:table-cell table:formula="of:=[.B360]" office:value-type="string" office:string-value="Q78" calcext:value-type="string">
            <text:p>Q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C026</text:p>
          </table:table-cell>
          <table:table-cell office:value-type="string" calcext:value-type="string">
            <text:p>L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61]" office:value-type="string" office:string-value="C026" calcext:value-type="string">
            <text:p>C026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R076</text:p>
          </table:table-cell>
          <table:table-cell office:value-type="string" calcext:value-type="string">
            <text:p>L ¼ width</text:p>
          </table:table-cell>
          <table:table-cell table:number-columns-repeated="2"/>
          <table:table-cell table:formula="of:=[.B362]" office:value-type="string" office:string-value="R076" calcext:value-type="string">
            <text:p>R076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D13</text:p>
          </table:table-cell>
          <table:table-cell office:value-type="string" calcext:value-type="string">
            <text:p>L ½ bb length</text:p>
          </table:table-cell>
          <table:table-cell table:number-columns-repeated="2"/>
          <table:table-cell table:formula="of:=[.B363]" office:value-type="string" office:string-value="D13" calcext:value-type="string">
            <text:p>D1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C145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64]" office:value-type="string" office:string-value="C145" calcext:value-type="string">
            <text:p>C145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C180</text:p>
          </table:table-cell>
          <table:table-cell office:value-type="string" calcext:value-type="string">
            <text:p>L ¼ length</text:p>
          </table:table-cell>
          <table:table-cell table:number-columns-repeated="2"/>
          <table:table-cell table:formula="of:=[.B365]" office:value-type="string" office:string-value="C180" calcext:value-type="string">
            <text:p>C180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R071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66]" office:value-type="string" office:string-value="R071" calcext:value-type="string">
            <text:p>R071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R315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67]" office:value-type="string" office:string-value="R315" calcext:value-type="string">
            <text:p>R315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C018</text:p>
          </table:table-cell>
          <table:table-cell office:value-type="string" calcext:value-type="string">
            <text:p>L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368]" office:value-type="string" office:string-value="C018" calcext:value-type="string">
            <text:p>C018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C019</text:p>
          </table:table-cell>
          <table:table-cell office:value-type="string" calcext:value-type="string">
            <text:p>L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369]" office:value-type="string" office:string-value="C019" calcext:value-type="string">
            <text:p>C019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C017</text:p>
          </table:table-cell>
          <table:table-cell office:value-type="string" calcext:value-type="string">
            <text:p>L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370]" office:value-type="string" office:string-value="C017" calcext:value-type="string">
            <text:p>C017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C008</text:p>
          </table:table-cell>
          <table:table-cell office:value-type="string" calcext:value-type="string">
            <text:p>L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371]" office:value-type="string" office:string-value="C008" calcext:value-type="string">
            <text:p>C008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C011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½ length (1/4?)</text:p>
          </table:table-cell>
          <table:table-cell/>
          <table:table-cell table:formula="of:=[.B372]" office:value-type="string" office:string-value="C011" calcext:value-type="string">
            <text:p>C011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R327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3]" office:value-type="string" office:string-value="R327" calcext:value-type="string">
            <text:p>R327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C165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4]" office:value-type="string" office:string-value="C165" calcext:value-type="string">
            <text:p>C165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R332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5]" office:value-type="string" office:string-value="R332" calcext:value-type="string">
            <text:p>R332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R061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6]" office:value-type="string" office:string-value="R061" calcext:value-type="string">
            <text:p>R061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R063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7]" office:value-type="string" office:string-value="R063" calcext:value-type="string">
            <text:p>R063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R060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8]" office:value-type="string" office:string-value="R060" calcext:value-type="string">
            <text:p>R060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C024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1/3 length (½?)(1/4?)</text:p>
          </table:table-cell>
          <table:table-cell/>
          <table:table-cell table:formula="of:=[.B379]" office:value-type="string" office:string-value="C024" calcext:value-type="string">
            <text:p>C02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R075</text:p>
          </table:table-cell>
          <table:table-cell office:value-type="string" calcext:value-type="string">
            <text:p>L 1/8 length (¼?)</text:p>
          </table:table-cell>
          <table:table-cell table:number-columns-repeated="2"/>
          <table:table-cell table:formula="of:=[.B380]" office:value-type="string" office:string-value="R075" calcext:value-type="string">
            <text:p>R075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R074</text:p>
          </table:table-cell>
          <table:table-cell office:value-type="string" calcext:value-type="string">
            <text:p>L 1/8 length (¼?)</text:p>
          </table:table-cell>
          <table:table-cell table:number-columns-repeated="2"/>
          <table:table-cell table:formula="of:=[.B381]" office:value-type="string" office:string-value="R074" calcext:value-type="string">
            <text:p>R074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R079</text:p>
          </table:table-cell>
          <table:table-cell office:value-type="string" calcext:value-type="string">
            <text:p>L 1/8 length (¼?)</text:p>
          </table:table-cell>
          <table:table-cell table:number-columns-repeated="2"/>
          <table:table-cell table:formula="of:=[.B382]" office:value-type="string" office:string-value="R079" calcext:value-type="string">
            <text:p>R079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R077</text:p>
          </table:table-cell>
          <table:table-cell office:value-type="string" calcext:value-type="string">
            <text:p>L 1/8 length (¼?)</text:p>
          </table:table-cell>
          <table:table-cell table:number-columns-repeated="2"/>
          <table:table-cell table:formula="of:=[.B383]" office:value-type="string" office:string-value="R077" calcext:value-type="string">
            <text:p>R077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R068</text:p>
          </table:table-cell>
          <table:table-cell office:value-type="string" calcext:value-type="string">
            <text:p>L 1/8 (no dimension)</text:p>
          </table:table-cell>
          <table:table-cell table:number-columns-repeated="2"/>
          <table:table-cell table:formula="of:=[.B384]" office:value-type="string" office:string-value="R068" calcext:value-type="string">
            <text:p>R068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" office:value-type="string" calcext:value-type="string">
            <text:p>C033</text:p>
          </table:table-cell>
          <table:table-cell office:value-type="string" calcext:value-type="string">
            <text:p>L ¼ width (1/3?)</text:p>
          </table:table-cell>
          <table:table-cell office:value-type="string" calcext:value-type="string">
            <text:p>Down 1/8 length (¼?)</text:p>
          </table:table-cell>
          <table:table-cell/>
          <table:table-cell table:formula="of:=[.B385]" office:value-type="string" office:string-value="C033" calcext:value-type="string">
            <text:p>C033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R337</text:p>
          </table:table-cell>
          <table:table-cell office:value-type="string" calcext:value-type="string">
            <text:p>L 1/3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86]" office:value-type="string" office:string-value="R337" calcext:value-type="string">
            <text:p>R337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078</text:p>
          </table:table-cell>
          <table:table-cell office:value-type="string" calcext:value-type="string">
            <text:p>L 1/3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87]" office:value-type="string" office:string-value="R078" calcext:value-type="string">
            <text:p>R07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D14</text:p>
          </table:table-cell>
          <table:table-cell office:value-type="string" calcext:value-type="string">
            <text:p>L ½ bb length</text:p>
          </table:table-cell>
          <table:table-cell table:number-columns-repeated="2"/>
          <table:table-cell table:formula="of:=[.B388]" office:value-type="string" office:string-value="D14" calcext:value-type="string">
            <text:p>D14</text:p>
          </table:table-cell>
          <table:table-cell office:value-type="float" office:value="-0.8" calcext:value-type="float">
            <text:p>-0.8</text:p>
          </table:table-cell>
          <table:table-cell table:number-columns-repeated="1017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320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89]" office:value-type="string" office:string-value="R320" calcext:value-type="string">
            <text:p>R320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319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0]" office:value-type="string" office:string-value="R319" calcext:value-type="string">
            <text:p>R319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C021</text:p>
          </table:table-cell>
          <table:table-cell office:value-type="string" calcext:value-type="string">
            <text:p>L ½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1]" office:value-type="string" office:string-value="C021" calcext:value-type="string">
            <text:p>C021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Q73</text:p>
          </table:table-cell>
          <table:table-cell office:value-type="string" calcext:value-type="string">
            <text:p>L 1/8 bb length</text:p>
          </table:table-cell>
          <table:table-cell office:value-type="string" calcext:value-type="string">
            <text:p>Down ¼ bb width</text:p>
          </table:table-cell>
          <table:table-cell/>
          <table:table-cell table:formula="of:=[.B392]" office:value-type="string" office:string-value="Q73" calcext:value-type="string">
            <text:p>Q7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1" office:value-type="string" calcext:value-type="string">
            <text:p>C143</text:p>
          </table:table-cell>
          <table:table-cell/>
          <table:table-cell office:value-type="string" calcext:value-type="string">
            <text:p>Down 1/8 length</text:p>
          </table:table-cell>
          <table:table-cell/>
          <table:table-cell table:formula="of:=[.B393]" office:value-type="string" office:string-value="C143" calcext:value-type="string">
            <text:p>C143</text:p>
          </table:table-cell>
          <table:table-cell/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R311</text:p>
          </table:table-cell>
          <table:table-cell office:value-type="string" calcext:value-type="string">
            <text:p>Left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4]" office:value-type="string" office:string-value="R311" calcext:value-type="string">
            <text:p>R31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C144</text:p>
          </table:table-cell>
          <table:table-cell office:value-type="string" calcext:value-type="string">
            <text:p>Left 1/3 width (¼?)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5]" office:value-type="string" office:string-value="C144" calcext:value-type="string">
            <text:p>C144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C002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6]" office:value-type="string" office:string-value="C002" calcext:value-type="string">
            <text:p>C00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R017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7]" office:value-type="string" office:string-value="R017" calcext:value-type="string">
            <text:p>R01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R022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398]" office:value-type="string" office:string-value="R022" calcext:value-type="string">
            <text:p>R022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399]" office:value-type="string" office:string-value="D04" calcext:value-type="string">
            <text:p>D04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400]" office:value-type="string" office:string-value="D03" calcext:value-type="string">
            <text:p>D03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401]" office:value-type="string" office:string-value="D02" calcext:value-type="string">
            <text:p>D02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1/8 length</text:p>
          </table:table-cell>
          <table:table-cell/>
          <table:table-cell table:formula="of:=[.B402]" office:value-type="string" office:string-value="D01" calcext:value-type="string">
            <text:p>D01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R001</text:p>
          </table:table-cell>
          <table:table-cell/>
          <table:table-cell office:value-type="string" calcext:value-type="string">
            <text:p>Down ¼ length (1/8?)</text:p>
          </table:table-cell>
          <table:table-cell/>
          <table:table-cell table:formula="of:=[.B403]" office:value-type="string" office:string-value="R001" calcext:value-type="string">
            <text:p>R001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R002</text:p>
          </table:table-cell>
          <table:table-cell/>
          <table:table-cell office:value-type="string" calcext:value-type="string">
            <text:p>Down ¼ length (1/8?)</text:p>
          </table:table-cell>
          <table:table-cell/>
          <table:table-cell table:formula="of:=[.B404]" office:value-type="string" office:string-value="R002" calcext:value-type="string">
            <text:p>R002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R003</text:p>
          </table:table-cell>
          <table:table-cell/>
          <table:table-cell office:value-type="string" calcext:value-type="string">
            <text:p>Down ¼ length (1/8?)</text:p>
          </table:table-cell>
          <table:table-cell/>
          <table:table-cell table:formula="of:=[.B405]" office:value-type="string" office:string-value="R003" calcext:value-type="string">
            <text:p>R003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R006</text:p>
          </table:table-cell>
          <table:table-cell/>
          <table:table-cell office:value-type="string" calcext:value-type="string">
            <text:p>Down ¼ length (1/8?)</text:p>
          </table:table-cell>
          <table:table-cell/>
          <table:table-cell table:formula="of:=[.B406]" office:value-type="string" office:string-value="R006" calcext:value-type="string">
            <text:p>R006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R032</text:p>
          </table:table-cell>
          <table:table-cell/>
          <table:table-cell office:value-type="string" calcext:value-type="string">
            <text:p>Down ¼ length (1/8?)</text:p>
          </table:table-cell>
          <table:table-cell/>
          <table:table-cell table:formula="of:=[.B407]" office:value-type="string" office:string-value="R032" calcext:value-type="string">
            <text:p>R032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R023</text:p>
          </table:table-cell>
          <table:table-cell/>
          <table:table-cell office:value-type="string" calcext:value-type="string">
            <text:p>Down ¼ length (1/8?)</text:p>
          </table:table-cell>
          <table:table-cell/>
          <table:table-cell table:formula="of:=[.B408]" office:value-type="string" office:string-value="R023" calcext:value-type="string">
            <text:p>R023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R027</text:p>
          </table:table-cell>
          <table:table-cell office:value-type="string" calcext:value-type="string">
            <text:p>Right ¼ length (1/8?)</text:p>
          </table:table-cell>
          <table:table-cell table:number-columns-repeated="2"/>
          <table:table-cell table:formula="of:=[.B409]" office:value-type="string" office:string-value="R027" calcext:value-type="string">
            <text:p>R027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C010</text:p>
          </table:table-cell>
          <table:table-cell office:value-type="string" calcext:value-type="string">
            <text:p>Right ¼ length (1/8?)</text:p>
          </table:table-cell>
          <table:table-cell table:number-columns-repeated="2"/>
          <table:table-cell table:formula="of:=[.B410]" office:value-type="string" office:string-value="C010" calcext:value-type="string">
            <text:p>C010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R020</text:p>
          </table:table-cell>
          <table:table-cell office:value-type="string" calcext:value-type="string">
            <text:p>Right ¼ length (1/8?)</text:p>
          </table:table-cell>
          <table:table-cell table:number-columns-repeated="2"/>
          <table:table-cell table:formula="of:=[.B411]" office:value-type="string" office:string-value="R020" calcext:value-type="string">
            <text:p>R020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Right ¼ length (1/8?)</text:p>
          </table:table-cell>
          <table:table-cell table:number-columns-repeated="2"/>
          <table:table-cell table:formula="of:=[.B412]" office:value-type="string" office:string-value="C004" calcext:value-type="string">
            <text:p>C004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R021</text:p>
          </table:table-cell>
          <table:table-cell office:value-type="string" calcext:value-type="string">
            <text:p>Right ¼ length (1/8?)</text:p>
          </table:table-cell>
          <table:table-cell table:number-columns-repeated="2"/>
          <table:table-cell table:formula="of:=[.B413]" office:value-type="string" office:string-value="R021" calcext:value-type="string">
            <text:p>R021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1" office:value-type="string" calcext:value-type="string">
            <text:p>Q02</text:p>
          </table:table-cell>
          <table:table-cell office:value-type="string" calcext:value-type="string">
            <text:p>Left 1/8 length</text:p>
          </table:table-cell>
          <table:table-cell office:value-type="string" calcext:value-type="string">
            <text:p>Down ¼ width (1/3?)</text:p>
          </table:table-cell>
          <table:table-cell/>
          <table:table-cell table:formula="of:=[.B414]" office:value-type="string" office:string-value="Q02" calcext:value-type="string">
            <text:p>Q02</text:p>
          </table:table-cell>
          <table:table-cell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1" office:value-type="string" calcext:value-type="string">
            <text:p>C003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¼ length</text:p>
          </table:table-cell>
          <table:table-cell/>
          <table:table-cell table:formula="of:=[.B415]" office:value-type="string" office:string-value="C003" calcext:value-type="string">
            <text:p>C003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R051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16]" office:value-type="string" office:string-value="R051" calcext:value-type="string">
            <text:p>R05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R316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17]" office:value-type="string" office:string-value="R316" calcext:value-type="string">
            <text:p>R316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R050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18]" office:value-type="string" office:string-value="R050" calcext:value-type="string">
            <text:p>R050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R053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19]" office:value-type="string" office:string-value="R053" calcext:value-type="string">
            <text:p>R053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R055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0]" office:value-type="string" office:string-value="R055" calcext:value-type="string">
            <text:p>R055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R056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1]" office:value-type="string" office:string-value="R056" calcext:value-type="string">
            <text:p>R056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R057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2]" office:value-type="string" office:string-value="R057" calcext:value-type="string">
            <text:p>R057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C022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3]" office:value-type="string" office:string-value="C022" calcext:value-type="string">
            <text:p>C02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C001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4]" office:value-type="string" office:string-value="C001" calcext:value-type="string">
            <text:p>C00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C029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5]" office:value-type="string" office:string-value="C029" calcext:value-type="string">
            <text:p>C029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C171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6]" office:value-type="string" office:string-value="C171" calcext:value-type="string">
            <text:p>C17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R334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7]" office:value-type="string" office:string-value="R334" calcext:value-type="string">
            <text:p>R334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C172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8]" office:value-type="string" office:string-value="C172" calcext:value-type="string">
            <text:p>C17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C161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29]" office:value-type="string" office:string-value="C161" calcext:value-type="string">
            <text:p>C16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R317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30]" office:value-type="string" office:string-value="R317" calcext:value-type="string">
            <text:p>R317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R321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31]" office:value-type="string" office:string-value="R321" calcext:value-type="string">
            <text:p>R32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C162</text:p>
          </table:table-cell>
          <table:table-cell office:value-type="string" calcext:value-type="string">
            <text:p>Left ¼ width (1/8?)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32]" office:value-type="string" office:string-value="C162" calcext:value-type="string">
            <text:p>C16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R312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33]" office:value-type="string" office:string-value="R312" calcext:value-type="string">
            <text:p>R31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C166</text:p>
          </table:table-cell>
          <table:table-cell office:value-type="string" calcext:value-type="string">
            <text:p>Left ¼ width</text:p>
          </table:table-cell>
          <table:table-cell office:value-type="string" calcext:value-type="string">
            <text:p>Down ¼ length (1/8?)</text:p>
          </table:table-cell>
          <table:table-cell/>
          <table:table-cell table:formula="of:=[.B434]" office:value-type="string" office:string-value="C166" calcext:value-type="string">
            <text:p>C166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L1048576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21:53:23.481063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5T22:54:09.311561860</meta:creation-date>
    <dc:date>2022-07-24T00:17:25.809259673</dc:date>
    <meta:editing-duration>PT1H42M17S</meta:editing-duration>
    <meta:editing-cycles>15</meta:editing-cycles>
    <meta:generator>LibreOffice/7.1.7.2$MacOSX_X86_64 LibreOffice_project/c6a4e3954236145e2acb0b65f68614365aeee33f</meta:generator>
    <meta:document-statistic meta:table-count="1" meta:cell-count="2668" meta:object-count="0"/>
  </office:meta>
</office:document-meta>
</file>